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number-rows-repeated="1048550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e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e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e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e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e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e6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 is some text!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osipK</meta:initial-creator>
    <dc:creator>JosipK</dc:creator>
    <meta:creation-date>2009-07-23T09:31:12Z</meta:creation-date>
    <dc:date>2009-07-23T09:38:47Z</dc:date>
  </office:meta>
</office:document-meta>
</file>